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40000013B87A0EAE24F37A1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x="0.3063in" svg:y="0.1701in" svg:width="1.7236in" svg:height="1.7626in" draw:z-index="0"><draw:image xlink:href="Pictures/10000000000001340000013B87A0EAE24F37A1B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7T21:42:06.066519532</meta:creation-date>
    <meta:print-date>2023-04-27T21:45:08.462383716</meta:print-date>
    <dc:date>2023-04-27T21:45:51.502885390</dc:date>
    <meta:editing-duration>PT3M4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